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083in"/>
    </style:style>
    <style:style style:name="co2" style:family="table-column">
      <style:table-column-properties fo:break-before="auto" style:column-width="1.3083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 style:data-style-name="N104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Normalized Salary</text:p>
          </table:table-cell>
          <table:table-cell/>
          <table:table-cell table:style-name="ce1" office:value-type="string" calcext:value-type="string">
            <text:p>Minimum Salary</text:p>
          </table:table-cell>
        </table:table-row>
        <table:table-row table:style-name="ro1">
          <table:table-cell office:value-type="string" calcext:value-type="string">
            <text:p>Data administrator</text:p>
          </table:table-cell>
          <table:table-cell office:value-type="currency" office:currency="USD" office:value="67000" calcext:value-type="currency">
            <text:p>$67,000.00</text:p>
          </table:table-cell>
          <table:table-cell table:formula="of:=[.B2]/[.$E$2]" office:value-type="float" office:value="1.28846153846154" calcext:value-type="float">
            <text:p>1.29</text:p>
          </table:table-cell>
          <table:table-cell/>
          <table:table-cell table:style-name="ce2" table:formula="of:=MIN([.B2:.B1048576])" office:value-type="currency" office:currency="USD" office:value="52000" calcext:value-type="currency">
            <text:p>$52,000.00</text:p>
          </table:table-cell>
        </table:table-row>
        <table:table-row table:style-name="ro1">
          <table:table-cell office:value-type="string" calcext:value-type="string">
            <text:p>Data analyst</text:p>
          </table:table-cell>
          <table:table-cell office:value-type="currency" office:currency="USD" office:value="60000" calcext:value-type="currency">
            <text:p>$60,000.00</text:p>
          </table:table-cell>
          <table:table-cell table:formula="of:=[.B3]/[.$E$2]" office:value-type="float" office:value="1.15384615384615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scientist</text:p>
          </table:table-cell>
          <table:table-cell office:value-type="currency" office:currency="USD" office:value="123000" calcext:value-type="currency">
            <text:p>$123,000.00</text:p>
          </table:table-cell>
          <table:table-cell table:formula="of:=[.B4]/[.$E$2]" office:value-type="float" office:value="2.36538461538462" calcext:value-type="float">
            <text:p>2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engineer</text:p>
          </table:table-cell>
          <table:table-cell office:value-type="currency" office:currency="USD" office:value="125000" calcext:value-type="currency">
            <text:p>$125,000.00</text:p>
          </table:table-cell>
          <table:table-cell table:formula="of:=[.B5]/[.$E$2]" office:value-type="float" office:value="2.40384615384615" calcext:value-type="float">
            <text:p>2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 engineer</text:p>
          </table:table-cell>
          <table:table-cell office:value-type="currency" office:currency="USD" office:value="130000" calcext:value-type="currency">
            <text:p>$130,000.00</text:p>
          </table:table-cell>
          <table:table-cell table:formula="of:=[.B6]/[.$E$2]" office:value-type="float" office:value="2.5" calcext:value-type="float">
            <text:p>2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tive</text:p>
          </table:table-cell>
          <table:table-cell office:value-type="currency" office:currency="USD" office:value="68000" calcext:value-type="currency">
            <text:p>$68,000.00</text:p>
          </table:table-cell>
          <table:table-cell table:formula="of:=[.B7]/[.$E$2]" office:value-type="float" office:value="1.30769230769231" calcext:value-type="float">
            <text:p>1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 expert (Neurologist)</text:p>
          </table:table-cell>
          <table:table-cell office:value-type="currency" office:currency="USD" office:value="267000" calcext:value-type="currency">
            <text:p>$267,000.00</text:p>
          </table:table-cell>
          <table:table-cell table:formula="of:=[.B8]/[.$E$2]" office:value-type="float" office:value="5.13461538461539" calcext:value-type="float">
            <text:p>5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rk</text:p>
          </table:table-cell>
          <table:table-cell office:value-type="currency" office:currency="USD" office:value="52000" calcext:value-type="currency">
            <text:p>$52,000.00</text:p>
          </table:table-cell>
          <table:table-cell table:formula="of:=[.B9]/[.$E$2]" office:value-type="float" office:value="1" calcext:value-type="float">
            <text:p>1.00</text:p>
          </table:table-cell>
          <table:table-cell table:number-columns-repeated="2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7:43:16.683648038</meta:creation-date>
    <dc:date>2025-01-18T18:07:03.140139580</dc:date>
    <meta:editing-duration>PT12M26S</meta:editing-duration>
    <meta:editing-cycles>2</meta:editing-cycles>
    <meta:generator>LibreOffice/24.8.3.2$Linux_X86_64 LibreOffice_project/e14c9fdd1f585efcbb2c5363087a99d20928d522</meta:generator>
    <meta:document-statistic meta:table-count="1" meta:cell-count="29" meta:object-count="0"/>
  </office:meta>
</office:document-meta>
</file>